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22cm" svg:height="9.004cm" svg:x="7.35cm" svg:y="3.719cm">
            <draw:object draw:notify-on-update-of-ranges="Sheet1.A1:Sheet1.A7 Sheet1.B1:Sheet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0958" calcext:value-type="float">
            <text:p>2.009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32539" calcext:value-type="float">
            <text:p>3.325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10436" calcext:value-type="float">
            <text:p>5.104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79822" calcext:value-type="float">
            <text:p>6.798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13083" calcext:value-type="float">
            <text:p>8.130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1332" calcext:value-type="float">
            <text:p>10.13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.5662" calcext:value-type="float">
            <text:p>16.56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0:19:36.783829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9T10:27:03.379885832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7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3cm" svg:height="9.005cm" xlink:href=".." xlink:type="simple" chart:class="chart:scatter" chart:style-name="ch1">
        <chart:title svg:x="6.142cm" svg:y="0.316cm" chart:style-name="ch2">
          <text:p>Parallel Execution</text:p>
        </chart:title>
        <chart:plot-area chart:style-name="ch3" table:cell-range-address="Sheet1.A1:Sheet1.B7" svg:x="0.686cm" svg:y="1.161cm" svg:width="14.152cm" svg:height="7.246cm">
          <chartooo:coordinate-region svg:x="1.307cm" svg:y="1.36cm" svg:width="13.344cm" svg:height="6.4cm"/>
          <chart:axis chart:dimension="x" chart:name="primary-x" chart:style-name="ch4">
            <chart:title svg:x="6.382cm" svg:y="8.445cm" chart:style-name="ch5">
              <text:p>Number of Images</text:p>
            </chart:title>
          </chart:axis>
          <chart:axis chart:dimension="y" chart:name="primary-y" chart:style-name="ch6">
            <chart:title svg:x="0cm" svg:y="6.521cm" chart:style-name="ch7">
              <text:p>Parallel Execution Time</text:p>
            </chart:title>
            <chart:grid chart:style-name="ch8" chart:class="major"/>
          </chart:axis>
          <chart:series chart:style-name="ch9" chart:values-cell-range-address="Sheet1.B1:Sheet1.B7" chart:class="chart:scatter">
            <chart:domain table:cell-range-address="Sheet1.A1:Sheet1.A7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1:Sheet1.A7</svg:desc>
                </draw:g>
              </table:table-cell>
              <table:table-cell office:value-type="float" office:value="2.00958">
                <text:p>2.00958</text:p>
                <draw:g>
                  <svg:desc>Sheet1.B1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.32539">
                <text:p>3.32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5.10436">
                <text:p>5.10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.79822">
                <text:p>6.798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8.13083">
                <text:p>8.13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0.1332">
                <text:p>10.13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16.5662">
                <text:p>16.56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